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0.8653in"/>
    </style:style>
    <style:style style:name="Table1.B" style:family="table-column">
      <style:table-column-properties style:column-width="6.0722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61d28" officeooo:paragraph-rsid="00161d28"/>
    </style:style>
    <style:style style:name="P2" style:family="paragraph" style:parent-style-name="Standard">
      <style:text-properties officeooo:rsid="00180e9d" officeooo:paragraph-rsid="00180e9d"/>
    </style:style>
    <style:style style:name="P3" style:family="paragraph" style:parent-style-name="Standard">
      <style:text-properties officeooo:rsid="00180e9d" officeooo:paragraph-rsid="0019a9d9"/>
    </style:style>
    <style:style style:name="P4" style:family="paragraph" style:parent-style-name="Standard">
      <style:text-properties officeooo:rsid="0019a9d9" officeooo:paragraph-rsid="0019a9d9"/>
    </style:style>
    <style:style style:name="P5" style:family="paragraph" style:parent-style-name="Standard">
      <style:text-properties officeooo:rsid="0019a9d9" officeooo:paragraph-rsid="001b1222"/>
    </style:style>
    <style:style style:name="P6" style:family="paragraph" style:parent-style-name="Standard">
      <style:text-properties officeooo:rsid="0019b5b3" officeooo:paragraph-rsid="0019b5b3"/>
    </style:style>
    <style:style style:name="P7" style:family="paragraph" style:parent-style-name="Standard">
      <style:text-properties officeooo:rsid="001b1222" officeooo:paragraph-rsid="001b1222"/>
    </style:style>
    <style:style style:name="P8" style:family="paragraph" style:parent-style-name="Standard">
      <style:text-properties officeooo:rsid="001d4112" officeooo:paragraph-rsid="001d4112"/>
    </style:style>
    <style:style style:name="P9" style:family="paragraph" style:parent-style-name="Standard" style:list-style-name="L1">
      <style:text-properties officeooo:rsid="0019b5b3" officeooo:paragraph-rsid="0019b5b3"/>
    </style:style>
    <style:style style:name="P10" style:family="paragraph" style:parent-style-name="Standard" style:list-style-name="L1">
      <style:text-properties officeooo:rsid="0019fe6d" officeooo:paragraph-rsid="0019fe6d"/>
    </style:style>
    <style:style style:name="T1" style:family="text">
      <style:text-properties officeooo:rsid="00161d28"/>
    </style:style>
    <style:style style:name="T2" style:family="text">
      <style:text-properties officeooo:rsid="001b1222"/>
    </style:style>
    <style:style style:name="T3" style:family="text">
      <style:text-properties officeooo:rsid="001d72af"/>
    </style:style>
    <style:style style:name="T4" style:family="text">
      <style:text-properties officeooo:rsid="00201c5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2199536700480">
          <table:table-cell table:style-name="Table1.A1" office:value-type="string">
            <text:p text:style-name="P1">Project</text:p>
          </table:table-cell>
          <table:table-cell table:style-name="Table1.B1" office:value-type="string">
            <text:p text:style-name="P1"><text:span text:style-name="T4">Election </text:span>Data Analytics Web App </text:p>
          </table:table-cell>
        </table:table-row>
        <table:table-row table:style-name="TableLine2199536710272">
          <table:table-cell table:style-name="Table1.A2" office:value-type="string">
            <text:p text:style-name="P7"><text:span text:style-name="T1">Project</text:span> Purpose</text:p>
          </table:table-cell>
          <table:table-cell table:style-name="Table1.B2" office:value-type="string">
            <text:p text:style-name="P3">Provide evaluation and analytics on US local, state and federal electoral seats, to asses whether these seats represent opportunity for Pro-Labor Progressives to primary or challenge the incumbent.</text:p>
          </table:table-cell>
        </table:table-row>
        <table:table-row table:style-name="TableLine2199536708544">
          <table:table-cell table:style-name="Table1.A2" office:value-type="string">
            <text:p text:style-name="P5"><text:span text:style-name="T1">Project</text:span><text:span text:style-name="T2"> </text:span>Delivery</text:p>
          </table:table-cell>
          <table:table-cell table:style-name="Table1.B2" office:value-type="string">
            <text:p text:style-name="P4">This data will be provided through an interactive map of the US, which can be focused and filtered. The data will also be available through a search option. </text:p>
          </table:table-cell>
        </table:table-row>
        <table:table-row table:style-name="TableLine2199536708832">
          <table:table-cell table:style-name="Table1.A2" office:value-type="string">
            <text:p text:style-name="P7">Data</text:p>
            <text:p text:style-name="P5">Source</text:p>
          </table:table-cell>
          <table:table-cell table:style-name="Table1.B2" office:value-type="string">
            <text:p text:style-name="P4">The source of the data is yet to be determined. Most likely it will aggregate data from multiple online APIs, including polling data, .gov websites, demographic data, etc. </text:p>
          </table:table-cell>
        </table:table-row>
        <table:table-row table:style-name="TableLine2199536709120"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8">Examples: ProPublica Campaign Finance API, <text:span text:style-name="T3">Inside Elections API, ElectionsOnline API, We Vote API, BallotReady API</text:span></text:p>
          </table:table-cell>
        </table:table-row>
        <table:table-row table:style-name="TableLine2199536715744">
          <table:table-cell table:style-name="Table1.A2" office:value-type="string">
            <text:p text:style-name="P6">Goals</text:p>
          </table:table-cell>
          <table:table-cell table:style-name="Table1.B2" office:value-type="string">
            <text:list xml:id="list3364218957" text:style-name="L1">
              <text:list-item>
                <text:p text:style-name="P9">Start with back-end</text:p>
                <text:list>
                  <text:list-item>
                    <text:p text:style-name="P9">Find sources and begin creating data extraction process.</text:p>
                  </text:list-item>
                  <text:list-item>
                    <text:p text:style-name="P9">Create database to store all of the collected data.</text:p>
                  </text:list-item>
                </text:list>
              </text:list-item>
              <text:list-item>
                <text:p text:style-name="P9">Create REST middleware with URLs</text:p>
                <text:list>
                  <text:list-item>
                    <text:p text:style-name="P10">Retrieve JSON objects </text:p>
                  </text:list-item>
                </text:list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6T17:39:35.032000000</meta:creation-date>
    <dc:date>2022-04-29T16:49:16.109000000</dc:date>
    <meta:editing-duration>PT10H55M59S</meta:editing-duration>
    <meta:editing-cycles>3</meta:editing-cycles>
    <meta:generator>LibreOffice/7.3.0.3$Windows_X86_64 LibreOffice_project/0f246aa12d0eee4a0f7adcefbf7c878fc2238db3</meta:generator>
    <meta:document-statistic meta:table-count="1" meta:image-count="0" meta:object-count="0" meta:page-count="1" meta:paragraph-count="16" meta:word-count="145" meta:character-count="910" meta:non-whitespace-character-count="782"/>
  </office:meta>
</office:document-meta>
</file>